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7e59" officeooo:paragraph-rsid="000e7e59"/>
    </style:style>
    <style:style style:name="P2" style:family="paragraph" style:parent-style-name="Standard">
      <style:text-properties officeooo:rsid="001202a0" officeooo:paragraph-rsid="001202a0"/>
    </style:style>
    <style:style style:name="P3" style:family="paragraph" style:parent-style-name="Standard">
      <style:text-properties officeooo:rsid="00136545" officeooo:paragraph-rsid="00136545"/>
    </style:style>
    <style:style style:name="P4" style:family="paragraph" style:parent-style-name="Text_20_body">
      <style:text-properties officeooo:rsid="00119e87" officeooo:paragraph-rsid="00119e87"/>
    </style:style>
    <style:style style:name="P5" style:family="paragraph" style:parent-style-name="Text_20_body">
      <style:text-properties officeooo:rsid="00119e87" officeooo:paragraph-rsid="001202a0"/>
    </style:style>
    <style:style style:name="P6" style:family="paragraph" style:parent-style-name="Heading_20_3">
      <style:text-properties officeooo:paragraph-rsid="001202a0"/>
    </style:style>
    <style:style style:name="P7" style:family="paragraph" style:parent-style-name="Heading_20_3">
      <style:text-properties officeooo:paragraph-rsid="00136545"/>
    </style:style>
    <style:style style:name="P8" style:family="paragraph" style:parent-style-name="Standard" style:list-style-name="L1">
      <style:text-properties officeooo:rsid="000e7e59" officeooo:paragraph-rsid="000e7e59"/>
    </style:style>
    <style:style style:name="P9" style:family="paragraph" style:parent-style-name="Standard" style:list-style-name="L2">
      <style:text-properties officeooo:rsid="000e7e59" officeooo:paragraph-rsid="000e7e59"/>
    </style:style>
    <style:style style:name="P10" style:family="paragraph" style:parent-style-name="Standard" style:list-style-name="L2">
      <style:text-properties officeooo:rsid="000f3825" officeooo:paragraph-rsid="000f3825"/>
    </style:style>
    <style:style style:name="P11" style:family="paragraph" style:parent-style-name="Standard" style:list-style-name="L2">
      <style:text-properties officeooo:rsid="000f3825" officeooo:paragraph-rsid="00102241"/>
    </style:style>
    <style:style style:name="P12" style:family="paragraph" style:parent-style-name="Standard" style:list-style-name="L2">
      <style:text-properties officeooo:rsid="00102241" officeooo:paragraph-rsid="00102241"/>
    </style:style>
    <style:style style:name="P13" style:family="paragraph" style:parent-style-name="Standard" style:list-style-name="L3"/>
    <style:style style:name="P14" style:family="paragraph" style:parent-style-name="Standard" style:list-style-name="L3">
      <style:text-properties officeooo:rsid="001202a0" officeooo:paragraph-rsid="00136545"/>
    </style:style>
    <style:style style:name="P15" style:family="paragraph" style:parent-style-name="Standard" style:list-style-name="L4">
      <style:text-properties officeooo:rsid="001202a0" officeooo:paragraph-rsid="00136545"/>
    </style:style>
    <style:style style:name="P16" style:family="paragraph" style:parent-style-name="Standard" style:list-style-name="L5">
      <style:text-properties officeooo:rsid="001202a0" officeooo:paragraph-rsid="00136545"/>
    </style:style>
    <style:style style:name="P17" style:family="paragraph" style:parent-style-name="Standard" style:list-style-name="L5">
      <style:text-properties officeooo:rsid="00136545" officeooo:paragraph-rsid="00136545"/>
    </style:style>
    <style:style style:name="P18" style:family="paragraph" style:parent-style-name="Standard" style:list-style-name="L6">
      <style:text-properties officeooo:rsid="00136545" officeooo:paragraph-rsid="00136545"/>
    </style:style>
    <style:style style:name="P19" style:family="paragraph" style:parent-style-name="Standard" style:list-style-name="L7">
      <style:text-properties officeooo:rsid="00136545" officeooo:paragraph-rsid="00136545"/>
    </style:style>
    <style:style style:name="P20" style:family="paragraph" style:parent-style-name="Standard" style:list-style-name="L8">
      <style:text-properties officeooo:rsid="00136545" officeooo:paragraph-rsid="00136545"/>
    </style:style>
    <style:style style:name="P21" style:family="paragraph" style:parent-style-name="Standard" style:list-style-name="L9">
      <style:text-properties officeooo:rsid="00136545" officeooo:paragraph-rsid="00136545"/>
    </style:style>
    <style:style style:name="P22" style:family="paragraph" style:parent-style-name="Standard" style:list-style-name="L10">
      <style:text-properties officeooo:rsid="00136545" officeooo:paragraph-rsid="00136545"/>
    </style:style>
    <style:style style:name="P23" style:family="paragraph" style:parent-style-name="Heading_20_2">
      <style:text-properties officeooo:rsid="00119e87" officeooo:paragraph-rsid="00119e87"/>
    </style:style>
    <style:style style:name="P24" style:family="paragraph" style:parent-style-name="Heading_20_2">
      <style:text-properties officeooo:paragraph-rsid="001202a0"/>
    </style:style>
    <style:style style:name="T1" style:family="text">
      <style:text-properties officeooo:rsid="00102241"/>
    </style:style>
    <style:style style:name="T2" style:family="text">
      <style:text-properties officeooo:rsid="001202a0"/>
    </style:style>
    <style:style style:name="T3" style:family="text">
      <style:text-properties officeooo:rsid="00136545"/>
    </style:style>
    <style:style style:name="T4" style:family="text">
      <style:text-properties officeooo:rsid="001478dd"/>
    </style:style>
    <style:style style:name="T5" style:family="text">
      <style:text-properties officeooo:rsid="00168e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mp Title</text:p>
      <text:h text:style-name="Heading_20_1" text:outline-level="1">Objective:</text:h>
      <text:p text:style-name="P1">2 or more players must draw an artwork only one of the player, the leader, knows. The leader, however, can only use body gestures to communicate to the other players how to draw the target artwork.</text:p>
      <text:h text:style-name="Heading_20_1" text:outline-level="1">Requirements:</text:h>
      <text:list xml:id="list2028244494005903540" text:style-name="L1">
        <text:list-item>
          <text:p text:style-name="P8">2 or more players</text:p>
        </text:list-item>
        <text:list-item>
          <text:p text:style-name="P8">Pen and paper / computer and mouse / anything to draw</text:p>
        </text:list-item>
      </text:list>
      <text:h text:style-name="Heading_20_1" text:outline-level="1">How to Play:</text:h>
      <text:list xml:id="list1126418932847770804" text:style-name="L2">
        <text:list-item>
          <text:p text:style-name="P9">Designate one player as the leader. <text:s/>This player needs to stand up, and face the other players.</text:p>
        </text:list-item>
        <text:list-item>
          <text:p text:style-name="P10">The leader must pick-up a random card from the diagram-deck.</text:p>
          <text:list>
            <text:list-item>
              <text:p text:style-name="P10">This card cannot be revealed to the other players.</text:p>
            </text:list-item>
            <text:list-item>
              <text:p text:style-name="P11"><text:span text:style-name="T1">T</text:span>he leader <text:span text:style-name="T1">must</text:span> hold onto the diagram <text:span text:style-name="T1">until the end of the drawing session.</text:span></text:p>
            </text:list-item>
            <text:list-item>
              <text:p text:style-name="P11"><text:span text:style-name="T1">So long as the card remains hidden, the leader may check it </text:span>for reference <text:span text:style-name="T1">at any time during the drawing session</text:span>.</text:p>
            </text:list-item>
          </text:list>
        </text:list-item>
        <text:list-item>
          <text:p text:style-name="P10"><text:span text:style-name="T5">Each of the</text:span> other players prepares <text:span text:style-name="T5">their own</text:span> piece of paper, and places their pen’s tip at the center of the paper.</text:p>
        </text:list-item>
        <text:list-item>
          <text:p text:style-name="P10">The leader must inform the rest of the players that the art they need to draw can be drawn without lifting their pen from the paper.</text:p>
        </text:list-item>
        <text:list-item>
          <text:p text:style-name="P10">When ready, the leader uses the body gesture language described under “Gestures” to instruct the other players what to draw.</text:p>
          <text:list>
            <text:list-item>
              <text:p text:style-name="P10">With exactly one exception (described below), the leader may not speak while instructing the rest of the players.</text:p>
            </text:list-item>
            <text:list-item>
              <text:p text:style-name="P12">The other players may ask the leader any yes-or-no questions. <text:s/>The leader may respond by nodding or shaking their head.</text:p>
            </text:list-item>
          </text:list>
        </text:list-item>
        <text:list-item>
          <text:p text:style-name="P12">The leader can say either “close” or “finish” to end the drawing session if the following conditions are met:</text:p>
          <text:list>
            <text:list-item>
              <text:p text:style-name="P12">If the diagram is a closed shape, the leader can say, “close” to indicate the player that they can connect their current position on the paper to the very first point they’ve made (the center of the paper), effectively closing the shape and ending the drawing session.</text:p>
            </text:list-item>
            <text:list-item>
              <text:p text:style-name="P12">If the diagram is not a closed shape, the leader can say, “finish” whenever they deem the drawn artwork is close enough to the target diagram.</text:p>
            </text:list-item>
          </text:list>
        </text:list-item>
        <text:list-item>
          <text:p text:style-name="P12">The leader finally reveals the card to the other players.</text:p>
        </text:list-item>
      </text:list>
      <text:h text:style-name="Heading_20_1" text:outline-level="1">Gestures:</text:h>
      <text:h text:style-name="P23" text:outline-level="2">Direction Gesture:</text:h>
      <text:p text:style-name="P4">A leader provides a direction to draw by simply pointing to a direction <text:span text:style-name="T2">perpendicular</text:span> to the direction they’re facing. <text:s/>This gesture is meant to be used with the other gestures listed below to create a sentence. <text:s/>For brevity, the rest of the document will refer to this gesture as, “Direction Gesture.”</text:p>
      <text:h text:style-name="Heading_20_3" text:outline-level="3"><text:soft-page-break/>Examples:</text:h>
      <text:list xml:id="list1744460536946996520" text:style-name="L3">
        <text:list-item>
          <text:p text:style-name="P13">Pointing up stands for, “draw up”</text:p>
        </text:list-item>
        <text:list-item>
          <text:p text:style-name="P13">Pointing right relative to the other players stands for, “draw right”</text:p>
        </text:list-item>
        <text:list-item>
          <text:p text:style-name="P13">Pointing down-left relative to the other players stands for, “draw down-left”</text:p>
        </text:list-item>
      </text:list>
      <text:h text:style-name="Heading_20_2" text:outline-level="2">Straight Line <text:span text:style-name="T2">Gesture</text:span>:</text:h>
      <text:p text:style-name="P4">When the leader moves their arms up<text:span text:style-name="T2">-</text:span>and<text:span text:style-name="T2">-</text:span>down twice, followed by a Direction Gesture, this indicates <text:span text:style-name="T2">to </text:span>the other players to draw a straight line from their pen’s current position.</text:p>
      <text:h text:style-name="P6" text:outline-level="3">Examples:</text:h>
      <text:list xml:id="list235658640989175" text:continue-numbering="true" text:style-name="L3">
        <text:list-item>
          <text:p text:style-name="P14">When the leader</text:p>
        </text:list-item>
      </text:list>
      <text:list xml:id="list5255419217298858715" text:style-name="L4">
        <text:list-item>
          <text:list>
            <text:list-item>
              <text:p text:style-name="P15">moves their arms up-and-down twice,</text:p>
            </text:list-item>
            <text:list-item>
              <text:p text:style-name="P15">then points up,</text:p>
            </text:list-item>
            <text:list-item>
              <text:p text:style-name="P15">that stands for, “draw a straight line upwards.”</text:p>
            </text:list-item>
          </text:list>
        </text:list-item>
      </text:list>
      <text:h text:style-name="P24" text:outline-level="2"><text:span text:style-name="T2">Curved </text:span>Line <text:span text:style-name="T2">Gesture</text:span>:</text:h>
      <text:p text:style-name="P5">When the leader moves their arms <text:span text:style-name="T2">into an L-formation, then to a mirrored L-formation, and back</text:span> twice, this indicates <text:span text:style-name="T2">to </text:span>the other players to <text:span text:style-name="T2">start </text:span>draw<text:span text:style-name="T2">ing</text:span> a <text:span text:style-name="T2">curved</text:span> line from their pen’s current position. <text:s/><text:span text:style-name="T2">This gesture is followed by a Direction Gesture, then crossing the arms into an X, and finally a second Direction Gesture to indicate the starting direction of the curve, followed by an ending direction.</text:span></text:p>
      <text:h text:style-name="P6" text:outline-level="3">Examples:</text:h>
      <text:list xml:id="list235658608187806" text:continue-list="list235658640989175" text:style-name="L3">
        <text:list-item>
          <text:p text:style-name="P14">When the leader</text:p>
        </text:list-item>
      </text:list>
      <text:list xml:id="list6295565774289539270" text:style-name="L5">
        <text:list-item>
          <text:list>
            <text:list-item>
              <text:p text:style-name="P16">moves their arms into an L, then mirrored, then back twice,</text:p>
            </text:list-item>
            <text:list-item>
              <text:p text:style-name="P16">then points up,</text:p>
            </text:list-item>
            <text:list-item>
              <text:p text:style-name="P17">crosses their arm into an X,</text:p>
            </text:list-item>
            <text:list-item>
              <text:p text:style-name="P17">then points right,</text:p>
            </text:list-item>
            <text:list-item>
              <text:p text:style-name="P16">that stands for, “draw a curved line that starts going upwards, then gradually curves to the right.”</text:p>
            </text:list-item>
          </text:list>
        </text:list-item>
      </text:list>
      <text:h text:style-name="Heading_20_2" text:outline-level="2">Keep Going Gesture:</text:h>
      <text:p text:style-name="P2">If the leader needs to indicate to the other players that they need to <text:span text:style-name="T3">continue</text:span> drawing the line they’ve created, <text:span text:style-name="T3">the leader can squat up and down to indicate to the rest of the players to keep going. <text:s/>This gesture can be combined with a Direction Gesture.</text:span></text:p>
      <text:h text:style-name="Heading_20_3" text:outline-level="3">Examples:</text:h>
      <text:list xml:id="list6231484775221425296" text:style-name="L6">
        <text:list-item>
          <text:p text:style-name="P18">When the other players</text:p>
        </text:list-item>
      </text:list>
      <text:list xml:id="list6219269790655966193" text:style-name="L7">
        <text:list-item>
          <text:p text:style-name="P19">stops drawing a straight line to the right,</text:p>
        </text:list-item>
        <text:list-item>
          <text:p text:style-name="P19">but the leader is squatting up-and-down (possibly while still pointing to the right),</text:p>
        </text:list-item>
        <text:list-item>
          <text:p text:style-name="P19">that stands for, “keep drawing that straight line to the right.</text:p>
        </text:list-item>
      </text:list>
      <text:h text:style-name="Heading_20_2" text:outline-level="2">Stop Gesture:</text:h>
      <text:p text:style-name="P3">When the leader claps, that indicates to the other players that they should stop moving their pen.</text:p>
      <text:h text:style-name="Heading_20_3" text:outline-level="3"><text:soft-page-break/>Examples:</text:h>
      <text:list xml:id="list575568268005160349" text:style-name="L8">
        <text:list-item>
          <text:p text:style-name="P20">When the other players</text:p>
        </text:list-item>
      </text:list>
      <text:list xml:id="list1396226814470508267" text:style-name="L9">
        <text:list-item>
          <text:list>
            <text:list-item>
              <text:p text:style-name="P21">keeps drawing a straight line to the right,</text:p>
            </text:list-item>
            <text:list-item>
              <text:p text:style-name="P21">and the leader claps,</text:p>
            </text:list-item>
            <text:list-item>
              <text:p text:style-name="P21">that stands for, “stop drawing the straight line in that direction.”</text:p>
            </text:list-item>
          </text:list>
        </text:list-item>
      </text:list>
      <text:h text:style-name="Heading_20_2" text:outline-level="2">More Gesture:</text:h>
      <text:p text:style-name="P3">If the leader needs to indicate to the other players that the angle of their curved line needs modification, <text:s/>the leader can use two arms to point to the direction the other players needs to curve their line more strongly.</text:p>
      <text:h text:style-name="P7" text:outline-level="3">Examples:</text:h>
      <text:list xml:id="list235658489096025" text:continue-list="list575568268005160349" text:style-name="L8">
        <text:list-item>
          <text:p text:style-name="P20">When the other players</text:p>
        </text:list-item>
      </text:list>
      <text:list xml:id="list408067404788388383" text:style-name="L10">
        <text:list-item>
          <text:list>
            <text:list-item>
              <text:p text:style-name="P22"><text:span text:style-name="T4">draws a curve going from right to down, but needs to be curved more downwards</text:span>,</text:p>
            </text:list-item>
            <text:list-item>
              <text:p text:style-name="P22">and the leader <text:span text:style-name="T4">points both their arms down</text:span>,</text:p>
            </text:list-item>
            <text:list-item>
              <text:p text:style-name="P22">that stands for, “<text:span text:style-name="T4">curve the line more downward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0T23:56:57.570000000</dc:date>
    <meta:editing-duration>PT1H16M40S</meta:editing-duration>
    <meta:editing-cycles>4</meta:editing-cycles>
    <meta:generator>LibreOffice/5.2.4.2$Windows_X86_64 LibreOffice_project/3d5603e1122f0f102b62521720ab13a38a4e0eb0</meta:generator>
    <meta:document-statistic meta:table-count="0" meta:image-count="0" meta:object-count="0" meta:page-count="3" meta:paragraph-count="65" meta:word-count="840" meta:character-count="4675" meta:non-whitespace-character-count="3934"/>
  </office:meta>
</office:document-meta>
</file>